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fo:font-size="14pt" style:font-size-asian="14pt" style:font-size-complex="14pt" fo:language="en" fo:country="GB" style:language-asian="en" style:country-asian="GB"/>
    </style:style>
    <style:style style:name="P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ny" style:family="paragraph">
      <style:text-properties style:font-name="Arial" style:font-name-complex="Arial" fo:font-size="14pt" style:font-size-asian="14pt" style:font-size-complex="14pt"/>
    </style:style>
    <style:style style:name="P7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8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9" style:parent-style-name="Normalny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10" style:parent-style-name="Normalny" style:family="paragraph">
      <style:paragraph-properties fo:margin-left="3.4416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1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2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3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4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US"/>
    </style:style>
    <style:style style:name="P15" style:parent-style-name="Normalny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GB"/>
    </style:style>
    <style:style style:name="P16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7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8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9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20" style:parent-style-name="Normalny" style:family="paragraph">
      <style:text-properties style:font-name="Arial" style:font-name-complex="Arial" fo:font-weight="bold" style:font-weight-asian="bold" fo:language="en" fo:country="GB"/>
    </style:style>
    <style:style style:name="TableColumn22" style:family="table-column">
      <style:table-column-properties style:column-width="0.9472in"/>
    </style:style>
    <style:style style:name="TableColumn23" style:family="table-column">
      <style:table-column-properties style:column-width="2.1993in"/>
    </style:style>
    <style:style style:name="TableColumn24" style:family="table-column">
      <style:table-column-properties style:column-width="2.4076in"/>
    </style:style>
    <style:style style:name="TableColumn25" style:family="table-column">
      <style:table-column-properties style:column-width="0.7458in"/>
    </style:style>
    <style:style style:name="Table21" style:family="table">
      <style:table-properties style:width="6.3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top="0.0416in" fo:margin-bottom="0.0833in"/>
    </style:style>
    <style:style style:name="T44" style:parent-style-name="Domyślnaczcionkaakapitu" style:family="text">
      <style:text-properties style:font-name="Arial" style:font-name-asian="Arial Unicode MS" style:font-name-complex="Arial" style:language-asian="pl" style:country-asian="PL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5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53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58" style:family="table-row">
      <style:table-row-properties style:min-row-height="0.043in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Row67" style:family="table-row">
      <style:table-row-properties style:min-row-height="0.043in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P76" style:parent-style-name="Nagłówek11" style:family="paragraph">
      <style:paragraph-properties fo:margin-left="0.3in">
        <style:tab-stops/>
      </style:paragraph-properties>
    </style:style>
    <style:style style:name="P77" style:parent-style-name="Nagłówek11" style:family="paragraph">
      <style:paragraph-properties fo:margin-left="0.3in">
        <style:tab-stops/>
      </style:paragraph-properties>
    </style:style>
    <style:style style:name="P7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9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80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1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82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3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T84" style:parent-style-name="DefaultParagraphFont" style:family="text">
      <style:text-properties fo:language="en" fo:country="US"/>
    </style:style>
    <style:style style:name="P85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87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8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8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90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9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92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9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94" style:parent-style-name="DefaultParagraphFont" style:family="text">
      <style:text-properties style:font-name="Calibri" style:font-name-asian="Times New Roman" style:font-name-complex="Times New Roman" style:language-asian="en" style:country-asian="GB"/>
    </style:style>
    <style:style style:name="P95" style:parent-style-name="Normalny" style:family="paragraph">
      <style:text-properties fo:language="en" fo:country="GB"/>
    </style:style>
    <style:style style:name="P96" style:parent-style-name="Normalny" style:family="paragraph">
      <style:text-properties fo:font-size="14pt" style:font-size-asian="14pt" style:font-size-complex="14pt" fo:language="en" fo:country="GB"/>
    </style:style>
    <style:style style:name="P97" style:parent-style-name="Normalny" style:family="paragraph">
      <style:text-properties fo:font-size="14pt" style:font-size-asian="14pt" style:font-size-complex="14pt" fo:language="en" fo:country="GB"/>
    </style:style>
    <style:style style:name="P98" style:parent-style-name="Normalny" style:family="paragraph">
      <style:text-properties fo:font-size="14pt" style:font-size-asian="14pt" style:font-size-complex="14pt" fo:language="en" fo:country="GB"/>
    </style:style>
    <style:style style:name="P99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00" style:parent-style-name="Normalny" style:family="paragraph">
      <style:text-properties style:font-name="Arial" style:font-name-complex="Arial" fo:font-size="14pt" style:font-size-asian="14pt" style:font-size-complex="14pt" fo:language="en" fo:country="GB"/>
    </style:style>
    <style:style style:name="P101" style:parent-style-name="Nagłówek1" style:list-style-name="WW_OutlineListStyle_2" style:family="paragraph"/>
    <style:style style:name="P102" style:parent-style-name="Normalny" style:family="paragraph">
      <style:text-properties style:font-name="Arial" style:font-name-complex="Arial" fo:font-size="14pt" style:font-size-asian="14pt" style:font-size-complex="14pt"/>
    </style:style>
    <style:style style:name="P103" style:parent-style-name="Nagłówek2" style:list-style-name="WW_OutlineListStyle_2" style:family="paragraph">
      <style:text-properties fo:font-size="14pt" style:font-size-asian="14pt" style:font-size-complex="14pt"/>
    </style:style>
    <style:style style:name="P104" style:parent-style-name="Normalny" style:family="paragraph">
      <style:text-properties fo:font-size="12pt" style:font-size-asian="12pt" style:font-size-complex="12pt" fo:language="en" fo:country="GB"/>
    </style:style>
    <style:style style:name="P105" style:parent-style-name="Normalny" style:family="paragraph">
      <style:text-properties style:font-name="Arial" style:font-name-complex="Arial" fo:font-size="14pt" style:font-size-asian="14pt" style:font-size-complex="14pt" fo:language="en" fo:country="US"/>
    </style:style>
    <style:style style:name="P106" style:parent-style-name="Nagłówek2" style:list-style-name="WW_OutlineListStyle_2" style:family="paragraph"/>
    <style:style style:name="T107" style:parent-style-name="Domyślnaczcionkaakapitu" style:family="text">
      <style:text-properties fo:font-size="14pt" style:font-size-asian="14pt" style:font-size-complex="14pt" fo:language="en" fo:country="US"/>
    </style:style>
    <style:style style:name="T108" style:parent-style-name="Domyślnaczcionkaakapitu" style:family="text">
      <style:text-properties fo:font-size="14pt" style:font-size-asian="14pt" style:font-size-complex="14pt" fo:language="en" fo:country="US"/>
    </style:style>
    <style:style style:name="T109" style:parent-style-name="Domyślnaczcionkaakapitu" style:family="text">
      <style:text-properties fo:font-size="14pt" style:font-size-asian="14pt" style:font-size-complex="14pt"/>
    </style:style>
    <style:style style:name="P110" style:parent-style-name="Normalny" style:family="paragraph">
      <style:paragraph-properties fo:margin-bottom="0.1111in" fo:line-height="100%"/>
      <style:text-properties fo:font-size="12pt" style:font-size-asian="12pt" style:font-size-complex="12pt" fo:language="en" fo:country="GB"/>
    </style:style>
    <style:style style:name="P111" style:parent-style-name="Normalny" style:family="paragraph">
      <style:text-properties style:font-name="Arial" style:font-name-complex="Arial" fo:font-weight="bold" style:font-weight-asian="bold" fo:font-size="14pt" style:font-size-asian="14pt" style:font-size-complex="14pt" fo:language="en" fo:country="GB"/>
    </style:style>
    <style:style style:name="P112" style:parent-style-name="Nagłówek2" style:list-style-name="WW_OutlineListStyle_2" style:family="paragraph"/>
    <style:style style:name="T113" style:parent-style-name="Domyślnaczcionkaakapitu" style:family="text">
      <style:text-properties fo:font-size="14pt" style:font-size-asian="14pt" style:font-size-complex="14pt" fo:language="en" fo:country="GB"/>
    </style:style>
    <style:style style:name="T114" style:parent-style-name="Domyślnaczcionkaakapitu" style:family="text">
      <style:text-properties fo:font-size="14pt" style:font-size-asian="14pt" style:font-size-complex="14pt" fo:language="en" fo:country="US"/>
    </style:style>
    <style:style style:name="T115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16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17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18" style:parent-style-name="Domyślnaczcionkaakapitu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19" style:parent-style-name="Domyślnaczcionkaakapitu" style:family="text">
      <style:text-properties fo:font-size="12pt" style:font-size-asian="12pt" style:font-size-complex="12pt" fo:language="en" fo:country="GB"/>
    </style:style>
    <style:style style:name="T120" style:parent-style-name="Domyślnaczcionkaakapitu" style:family="text">
      <style:text-properties fo:font-size="12pt" style:font-size-asian="12pt" style:font-size-complex="12pt" fo:language="en" fo:country="GB"/>
    </style:style>
    <style:style style:name="P121" style:parent-style-name="Nagłówek2" style:list-style-name="WW_OutlineListStyle_2" style:family="paragraph">
      <style:text-properties fo:font-size="14pt" style:font-size-asian="14pt" style:font-size-complex="14pt" fo:language="en" fo:country="GB"/>
    </style:style>
    <style:style style:name="T122" style:parent-style-name="Domyślnaczcionkaakapitu" style:family="text">
      <style:text-properties fo:font-size="14pt" style:font-size-asian="14pt" style:font-size-complex="14pt" fo:language="en" fo:country="GB"/>
    </style:style>
    <style:style style:name="T123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4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5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6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8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2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1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3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3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34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5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36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7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38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39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0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1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2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3" style:parent-style-name="Domyślnaczcionkaakapitu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4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5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46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T147" style:parent-style-name="Domyślnaczcionkaakapitu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48" style:parent-style-name="Domyślnaczcionkaakapitu" style:family="text">
      <style:text-properties fo:font-weight="normal" style:font-weight-asian="normal" fo:font-size="12pt" style:font-size-asian="12pt" style:font-size-complex="12pt" fo:language="en" fo:country="GB"/>
    </style:style>
    <style:style style:name="P149" style:parent-style-name="Legenda" style:family="paragraph">
      <style:text-properties fo:font-weight="normal" style:font-weight-asian="normal" fo:font-size="14pt" style:font-size-asian="14pt" style:font-size-complex="14pt" fo:language="en" fo:country="GB"/>
    </style:style>
    <style:style style:name="T150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5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52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15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54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5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56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5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58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5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0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6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2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6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6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67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168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69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7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4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75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17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77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17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7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18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81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18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83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8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85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8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87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8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89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1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2" style:parent-style-name="mi" style:family="text">
      <style:text-properties style:font-name="MathJax_Math-italic" fo:color="#333333" style:text-position="super 65%" fo:font-size="20pt" style:font-size-asian="20pt" style:font-size-complex="20pt" fo:background-color="#FFFFFF"/>
    </style:style>
    <style:style style:name="T193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4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195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6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19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199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00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0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2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0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4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05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6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0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08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0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0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1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1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4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15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6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1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18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1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2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2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2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4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25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26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2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2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2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31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32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33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3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3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7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3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3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4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1" style:parent-style-name="mi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42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4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5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4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7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4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4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1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2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5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54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5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7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5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5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1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6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3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64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65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66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67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6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6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7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2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73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74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75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76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77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7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79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80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1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8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83" style:parent-style-name="Domyślnaczcionkaakapitu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4" style:parent-style-name="Domyślnaczcionkaakapitu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85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86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7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88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89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90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 fo:language="en" fo:country="GB"/>
    </style:style>
    <style:style style:name="T291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292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293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294" style:parent-style-name="Domyślnaczcionkaakapitu" style:family="text">
      <style:text-properties style:font-name="Cambria Math" style:font-name-complex="Cambria Math" fo:font-weight="normal" style:font-weight-asian="normal" fo:color="#222222" fo:font-size="12pt" style:font-size-asian="12pt" style:font-size-complex="12pt" fo:background-color="#FFFFFF"/>
    </style:style>
    <style:style style:name="T295" style:parent-style-name="Domyślnaczcionkaakapitu" style:family="text">
      <style:text-properties fo:font-weight="normal" style:font-weight-asian="normal" fo:color="#222222" fo:font-size="12pt" style:font-size-asian="12pt" style:font-size-complex="12pt" fo:background-color="#FFFFFF"/>
    </style:style>
    <style:style style:name="T296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297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298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299" style:parent-style-name="Domyślnaczcionkaakapitu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P300" style:parent-style-name="Legenda" style:family="paragraph">
      <style:text-properties style:font-name="Cambria Math" style:font-name-complex="Cambria Math" fo:color="#333333" fo:font-size="14pt" style:font-size-asian="14pt" style:font-size-complex="14pt" fo:background-color="#FFFFFF"/>
    </style:style>
    <style:style style:name="P301" style:parent-style-name="Nagłówek1" style:list-style-name="WW_OutlineListStyle_2" style:family="paragraph">
      <style:text-properties fo:language="en" fo:country="GB"/>
    </style:style>
    <style:style style:name="P302" style:parent-style-name="Normalny" style:family="paragraph">
      <style:text-properties fo:font-size="14pt" style:font-size-asian="14pt" style:font-size-complex="14pt" fo:language="en" fo:country="GB"/>
    </style:style>
    <style:style style:name="P30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0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05" style:parent-style-name="Normalny" style:family="paragraph">
      <style:paragraph-properties fo:margin-bottom="0in" fo:line-height="100%"/>
    </style:style>
    <style:style style:name="T30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07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0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0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0" style:parent-style-name="Normalny" style:family="paragraph">
      <style:paragraph-properties fo:margin-bottom="0in" fo:line-height="100%" fo:margin-left="0.5in">
        <style:tab-stops/>
      </style:paragraph-properties>
    </style:style>
    <style:style style:name="T311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12" style:parent-style-name="Domyślnaczcionkaakapitu" style:family="text">
      <style:text-properties style:font-name="Courier New" style:font-name-asian="Times New Roman" style:font-name-complex="Courier New" fo:language="en" fo:country="GB" style:language-asian="en" style:country-asian="GB"/>
    </style:style>
    <style:style style:name="T313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14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5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6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7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0" style:parent-style-name="Normalny" style:family="paragraph">
      <style:paragraph-properties fo:margin-bottom="0in" fo:line-height="100%"/>
    </style:style>
    <style:style style:name="T321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2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23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4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2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2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5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6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7" style:parent-style-name="Normalny" style:family="paragraph">
      <style:paragraph-properties fo:margin-bottom="0in" fo:line-height="100%" fo:margin-left="2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2" style:parent-style-name="Normalny" style:family="paragraph">
      <style:paragraph-properties fo:margin-bottom="0in" fo:line-height="100%"/>
    </style:style>
    <style:style style:name="T343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44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4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4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5" style:parent-style-name="Normalny" style:family="paragraph">
      <style:paragraph-properties fo:margin-bottom="0in" fo:line-height="100%"/>
    </style:style>
    <style:style style:name="T35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58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5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4" style:parent-style-name="Normalny" style:family="paragraph">
      <style:paragraph-properties fo:margin-bottom="0in" fo:line-height="100%"/>
    </style:style>
    <style:style style:name="T37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76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7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2" style:parent-style-name="Normalny" style:family="paragraph">
      <style:paragraph-properties fo:margin-bottom="0in" fo:line-height="100%" fo:margin-left="0.5in" fo:text-inden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7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1" style:parent-style-name="Normalny" style:family="paragraph">
      <style:paragraph-properties fo:margin-bottom="0in" fo:line-height="100%"/>
    </style:style>
    <style:style style:name="T392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93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T394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95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39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8" style:parent-style-name="Normalny" style:family="paragraph">
      <style:paragraph-properties fo:margin-bottom="0in" fo:line-height="100%" fo:text-indent="0.5in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0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1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2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3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4" style:parent-style-name="Normalny" style:family="paragraph">
      <style:paragraph-properties fo:margin-bottom="0in" fo:line-height="100%"/>
    </style:style>
    <style:style style:name="T405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06" style:parent-style-name="Domyślnaczcionkaakapitu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07" style:parent-style-name="Domyślnaczcionkaakapitu" style:family="text">
      <style:text-properties style:font-name="Courier New" style:font-name-asian="Times New Roman" style:font-name-complex="Courier New" fo:color="#92D050" fo:language="en" fo:country="GB" style:language-asian="en" style:country-asian="GB"/>
    </style:style>
    <style:style style:name="P40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1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2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3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4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5" style:parent-style-name="Normalny" style:family="paragraph">
      <style:paragraph-properties fo:margin-bottom="0in" fo:line-height="100%" fo:margin-left="1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6" style:parent-style-name="Normalny" style:family="paragraph">
      <style:paragraph-properties fo:margin-bottom="0in" fo:line-height="100%" fo:margin-left="1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7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8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9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0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1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2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3" style:parent-style-name="Normalny" style:family="paragraph">
      <style:paragraph-properties fo:margin-bottom="0in" fo:line-height="100%" fo:margin-left="1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4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5" style:parent-style-name="Normalny" style:family="paragraph">
      <style:paragraph-properties fo:margin-bottom="0in" fo:line-height="100%" fo:margin-left="0.5in">
        <style:tab-stops/>
      </style:paragraph-properties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8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0" style:parent-style-name="Nagłówek1" style:list-style-name="WW_OutlineListStyle_2" style:family="paragraph">
      <style:text-properties fo:language="en" fo:country="GB"/>
    </style:style>
    <style:style style:name="P431" style:parent-style-name="Normalny" style:family="paragraph">
      <style:text-properties fo:language="en" fo:country="GB"/>
    </style:style>
    <style:style style:name="P432" style:parent-style-name="Normalny" style:family="paragraph">
      <style:text-properties fo:language="en" fo:country="GB"/>
    </style:style>
    <style:style style:name="P433" style:parent-style-name="Normalny" style:family="paragraph">
      <style:text-properties fo:language="en" fo:country="GB"/>
    </style:style>
    <style:style style:name="P434" style:parent-style-name="Nagłówek1" style:list-style-name="WW_OutlineListStyle_2" style:family="paragraph">
      <style:text-properties fo:language="en" fo:country="GB"/>
    </style:style>
    <style:style style:name="P435" style:parent-style-name="Normalny" style:family="paragraph">
      <style:text-properties fo:language="en" fo:country="GB"/>
    </style:style>
    <style:style style:name="P436" style:parent-style-name="Normalny" style:family="paragraph">
      <style:paragraph-properties fo:margin-bottom="0in" fo:line-height="100%"/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aculty of Mathematics and Information Science Warsaw University of Technology</text:p>
      <text:p text:style-name="P2"/>
      <text:p text:style-name="P3"><text:span text:style-name="T4"><draw:frame draw:style-name="a0" draw:name="Picture 1" text:anchor-type="as-char" svg:x="0in" svg:y="0in" svg:width="1.85417in" svg:height="1.78125in" style:rel-width="scale" style:rel-height="scale"><draw:image xlink:href="media/image1.wmf" xlink:type="simple" xlink:show="embed" xlink:actuate="onLoad"/><svg:title/><svg:desc/></draw:frame></text:span></text:p>
      <text:p text:style-name="P5"/>
      <text:p text:style-name="P6"/>
      <text:p text:style-name="P7">Algorithms and Computability Project</text:p>
      <text:p text:style-name="P8"/>
      <text:p text:style-name="P9"/>
      <text:p text:style-name="P10">prepared by:<text:line-break/>Kuśmierczyk Aleksander<text:line-break/>Sławińska Martyna<text:line-break/>Żaba<text:s/>Kornel</text:p>
      <text:p text:style-name="P11"/>
      <text:p text:style-name="P12"/>
      <text:p text:style-name="P13"/>
      <text:p text:style-name="P14">Version no. 1.0</text:p>
      <text:p text:style-name="P15">Date: 19.10.2017</text:p>
      <text:p text:style-name="P16"/>
      <text:p text:style-name="P17"/>
      <text:p text:style-name="P18"/>
      <text:p text:style-name="P19"/>
      <text:soft-page-break/>
      <text:p text:style-name="P20">History of changes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e</text:p>
          </table:table-cell>
          <table:table-cell table:style-name="TableCell29">
            <text:p text:style-name="P30">Author</text:p>
          </table:table-cell>
          <table:table-cell table:style-name="TableCell31">
            <text:p text:style-name="P32">Description</text:p>
          </table:table-cell>
          <table:table-cell table:style-name="TableCell33">
            <text:p text:style-name="P34">Version</text:p>
          </table:table-cell>
        </table:table-row>
        <table:table-row table:style-name="TableRow35">
          <table:table-cell table:style-name="TableCell36">
            <text:p text:style-name="P37">19.10.2017</text:p>
          </table:table-cell>
          <table:table-cell table:style-name="TableCell38">
            <text:p text:style-name="P39">Kuśmierczyk Aleksander</text:p>
            <text:p text:style-name="P40">Sławińska Martyna</text:p>
            <text:p text:style-name="P41">Żaba Kornel</text:p>
          </table:table-cell>
          <table:table-cell table:style-name="TableCell42">
            <text:p text:style-name="P43"><text:span text:style-name="T44">First version</text:span></text:p>
          </table:table-cell>
          <table:table-cell table:style-name="TableCell45">
            <text:p text:style-name="P46">1.0</text:p>
          </table:table-cell>
        </table:table-row>
        <table:table-row table:style-name="TableRow47">
          <table:table-cell table:style-name="TableCell48">
            <text:p text:style-name="P49">06.11.2017</text:p>
          </table:table-cell>
          <table:table-cell table:style-name="TableCell50">
            <text:p text:style-name="P51">Kuśmierczyk Aleksander</text:p>
            <text:p text:style-name="P52">Sławińska Martyna</text:p>
            <text:p text:style-name="P53">Żaba Kornel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><text:bookmark-start text:name="_Toc462868751"/><text:bookmark-end text:name="_Toc462868751"/><text:line-break/><text:line-break/><text:bookmark-start text:name="_Toc496172275"/>Table of Contents<text:bookmark-end text:name="_Toc496172275"/></text:p>
      <text:p text:style-name="P77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8">1<text:span text:style-name="T79"><text:tab/></text:span>Problem definition<text:tab/>3</text:p>
          <text:p text:style-name="P80">1.1<text:span text:style-name="T81"><text:tab/></text:span>Description of a problem<text:tab/>3</text:p>
          <text:p text:style-name="P82">1.2<text:span text:style-name="T83"><text:tab/></text:span><text:span text:style-name="T84">What is a project</text:span><text:tab/>3</text:p>
          <text:p text:style-name="P85">1.3<text:span text:style-name="T86"><text:tab/></text:span>What is an expert<text:tab/>3</text:p>
          <text:p text:style-name="P87">1.4<text:span text:style-name="T88"><text:tab/></text:span>Description of a problem using mathematical notions<text:tab/>3</text:p>
          <text:p text:style-name="P89">2<text:span text:style-name="T90"><text:tab/></text:span>Solution in the form of a pseudo-code<text:tab/>4</text:p>
          <text:p text:style-name="P91">3<text:span text:style-name="T92"><text:tab/></text:span>Proof of correctness of an algorithm<text:tab/>6</text:p>
          <text:p text:style-name="P93">4<text:span text:style-name="T94"><text:tab/></text:span>Analysis of the complexity of an algorithm<text:tab/>6</text:p>
        </text:index-body>
      </text:table-of-content>
      <text:p text:style-name="Spistreści11"/>
      <text:p text:style-name="P95"/>
      <text:p text:style-name="P96"/>
      <text:p text:style-name="P97"/>
      <text:p text:style-name="P98"/>
      <text:p text:style-name="P99"/>
      <text:p text:style-name="P100"/>
      <text:h text:style-name="P101" text:outline-level="1" text:restart-numbering="true" text:start-value="1"><text:bookmark-start text:name="_Toc462868752"/><text:bookmark-start text:name="_Toc496172276"/><text:bookmark-start text:name="_Toc497749858"/><text:bookmark-end text:name="_Toc462868752"/><text:soft-page-break/>Problem definition<text:bookmark-end text:name="_Toc496172276"/><text:bookmark-end text:name="_Toc497749858"/></text:h>
      <text:p text:style-name="P102"/>
      <text:h text:style-name="P103" text:outline-level="2" text:restart-numbering="true" text:start-value="1"><text:bookmark-start text:name="_Toc496172277"/><text:bookmark-start text:name="_Toc497749859"/>Description of<text:s/>a problem<text:bookmark-end text:name="_Toc496172277"/><text:bookmark-end text:name="_Toc497749859"/><text:s text:c="2"/><text:line-break/></text:h>
      <text:p text:style-name="P104">The problem is to assign a set of experts to a set of projects. <text:s/>The assignment must be done in a way that covers the most of the specialization fields required by each project.<text:s/><text:line-break/>The expert can be assigned to only one project, and only one its specialization might be used for that project. The project can have many experts assigned to it.<text:line-break/>The aim is to minimize the number of unused experts or to minimize the number of unfinished projects, i.e. the number of projects that are still lacking some<text:s/>experts.</text:p>
      <text:p text:style-name="P105"/>
      <text:h text:style-name="P106" text:outline-level="2" text:restart-numbering="true" text:start-value="1"><text:bookmark-start text:name="_Toc496172278"/><text:bookmark-start text:name="_Toc497749860"/><text:span text:style-name="T107">What is a project</text:span><text:bookmark-end text:name="_Toc496172278"/><text:bookmark-end text:name="_Toc497749860"/><text:span text:style-name="T108"><text:s/></text:span><text:span text:style-name="T109"><text:line-break/></text:span></text:h>
      <text:p text:style-name="P110">The project is a vector of values, which belong to natural numbers. The number of elements in this vector depends on the features number declared in the input file.<text:s/><text:line-break/>Each element of the project vector represents a specialization field required by the project, and its value is the number of experts needed in that domain.<text:s/></text:p>
      <text:p text:style-name="P111"/>
      <text:h text:style-name="P112" text:outline-level="2" text:restart-numbering="true" text:start-value="1"><text:bookmark-start text:name="_Toc462868755"/><text:bookmark-start text:name="_Toc496172279"/><text:bookmark-start text:name="_Toc497749861"/><text:bookmark-end text:name="_Toc462868755"/><text:span text:style-name="T113">What is an expert</text:span><text:bookmark-end text:name="_Toc496172279"/><text:bookmark-end text:name="_Toc497749861"/><text:span text:style-name="T114"><text:line-break/></text:span></text:h>
      <text:p text:style-name="Legenda"><text:span text:style-name="T115">T</text:span><text:span text:style-name="T116">he expert is a vector of Boolean values. The number of elements in this vector depends on the features number declared in the input file.</text:span><text:span text:style-name="T117"><text:line-break/></text:span><text:span text:style-name="T118">Each element of the expert vector represents a specialization field, which belongs to the expert’s area of expertise. The value of 1 signifies that the expert specializes in a given feature, while 0 indicates the lack of knowledge in given field.</text:span><text:span text:style-name="T119"><text:line-break/></text:span><text:span text:style-name="T120"><text:line-break/></text:span></text:p>
      <text:h text:style-name="P121" text:outline-level="2" text:restart-numbering="true" text:start-value="1"><text:bookmark-start text:name="_Toc496172280"/><text:bookmark-start text:name="_Toc497749862"/>Description of a problem using mathematical notions<text:bookmark-end text:name="_Toc496172280"/><text:bookmark-end text:name="_Toc497749862"/></text:h>
      <text:p text:style-name="Legenda"><text:span text:style-name="T122"><text:line-break/></text:span><text:span text:style-name="T123">u – number of projects</text:span><text:span text:style-name="T124"><text:line-break/></text:span><text:span text:style-name="T125">v – number of experts</text:span><text:span text:style-name="T126"><text:line-break/></text:span><text:span text:style-name="T127">w – number of features</text:span><text:span text:style-name="T128"><text:line-break/></text:span><text:span text:style-name="T129">SP – set of pairs (Expert, Project) representing that the expert is working on the project</text:span></text:p>
      <text:p text:style-name="Legenda"><text:span text:style-name="T130">A pair (E</text:span><text:span text:style-name="T131">k</text:span><text:span text:style-name="T132">,P</text:span><text:span text:style-name="T133">i</text:span><text:span text:style-name="T134">) represents that the k</text:span><text:span text:style-name="T135">th</text:span><text:span text:style-name="T136"><text:s/>expert<text:s/></text:span><text:span text:style-name="T137">working in a i</text:span><text:span text:style-name="T138">th</text:span><text:span text:style-name="T139"><text:s/>project.</text:span></text:p>
      <text:p text:style-name="Legenda"><text:span text:style-name="T140">A pair (E</text:span><text:span text:style-name="T141">k</text:span><text:span text:style-name="T142">,p</text:span><text:span text:style-name="T143">i</text:span><text:span text:style-name="T144">) represents that the k</text:span><text:span text:style-name="T145">th</text:span><text:span text:style-name="T146"><text:s/>expert working in a i</text:span><text:span text:style-name="T147">th</text:span><text:span text:style-name="T148"><text:s/>field of a project.</text:span></text:p>
      <text:p text:style-name="P149"/>
      <text:p text:style-name="Legenda"><text:span text:style-name="T150">∀</text:span><text:span text:style-name="T151">i</text:span><text:span text:style-name="T152">∈</text:span><text:span text:style-name="T153">N</text:span><text:span text:style-name="T154">,<text:s/></text:span><text:span text:style-name="T155">i</text:span><text:span text:style-name="T156">≤</text:span><text:span text:style-name="T157">v<text:s/></text:span><text:span text:style-name="T158">E</text:span><text:span text:style-name="T159">i<text:s/></text:span><text:span text:style-name="T160">= [e</text:span><text:span text:style-name="T161">1</text:span><text:span text:style-name="T162">, e</text:span><text:span text:style-name="T163">2</text:span><text:span text:style-name="T164">, … , e</text:span><text:span text:style-name="T165">w</text:span><text:span text:style-name="T166">]</text:span><text:span text:style-name="T167">-1</text:span><text:span text:style-name="T168"><text:s text:c="2"/></text:span><text:span text:style-name="T169">∀</text:span><text:span text:style-name="T170">j</text:span><text:span text:style-name="T171"><text:s/>e</text:span><text:span text:style-name="T172">j</text:span><text:span text:style-name="T173"><text:s/></text:span><text:span text:style-name="T174">∈ {0,1}</text:span></text:p>
      <text:soft-page-break/>
      <text:p text:style-name="Legenda"><text:span text:style-name="T175">∀</text:span><text:span text:style-name="T176">i</text:span><text:span text:style-name="T177">∈</text:span><text:span text:style-name="T178">N</text:span><text:span text:style-name="T179">,<text:s/></text:span><text:span text:style-name="T180">i</text:span><text:span text:style-name="T181">≤</text:span><text:span text:style-name="T182">u<text:s/></text:span><text:span text:style-name="T183">P</text:span><text:span text:style-name="T184">i<text:s/></text:span><text:span text:style-name="T185">= [p</text:span><text:span text:style-name="T186">1</text:span><text:span text:style-name="T187">, p</text:span><text:span text:style-name="T188">2</text:span><text:span text:style-name="T189">, … , p</text:span><text:span text:style-name="T190">w</text:span><text:span text:style-name="T191">]</text:span><text:span text:style-name="T192">-1</text:span><text:span text:style-name="T193"><text:s text:c="2"/></text:span><text:span text:style-name="T194">∀</text:span><text:span text:style-name="T195">j</text:span><text:span text:style-name="T196"><text:s/>p</text:span><text:span text:style-name="T197">j</text:span><text:span text:style-name="T198"><text:s/></text:span><text:span text:style-name="T199">∈ N</text:span></text:p>
      <text:p text:style-name="Legenda"><text:span text:style-name="T200">∀</text:span><text:span text:style-name="T201">k</text:span><text:span text:style-name="T202">∈</text:span><text:span text:style-name="T203">N</text:span><text:span text:style-name="T204">,<text:s/></text:span><text:span text:style-name="T205">k</text:span><text:span text:style-name="T206">≤</text:span><text:span text:style-name="T207">v<text:s/></text:span><text:span text:style-name="T208">∀</text:span><text:span text:style-name="T209"><text:s/></text:span><text:span text:style-name="T210">i,j∈</text:span><text:span text:style-name="T211">N</text:span><text:span text:style-name="T212">,<text:s/></text:span><text:span text:style-name="T213">i</text:span><text:span text:style-name="T214">≤</text:span><text:span text:style-name="T215">u, j</text:span><text:span text:style-name="T216">≤</text:span><text:span text:style-name="T217">u, i</text:span><text:span text:style-name="T218">≠j</text:span><text:span text:style-name="T219"><text:s/></text:span><text:span text:style-name="T220">(E</text:span><text:span text:style-name="T221">k</text:span><text:span text:style-name="T222">,P</text:span><text:span text:style-name="T223">i</text:span><text:span text:style-name="T224">)<text:s/></text:span><text:span text:style-name="T225">∈ SP ⇒<text:s/></text:span><text:span text:style-name="T226">(E</text:span><text:span text:style-name="T227">k</text:span><text:span text:style-name="T228">,P</text:span><text:span text:style-name="T229">j</text:span><text:span text:style-name="T230">)<text:s/></text:span><text:span text:style-name="T231">∉</text:span><text:span text:style-name="T232"><text:s/>SP</text:span></text:p>
      <text:p text:style-name="Legenda"><text:span text:style-name="T233">∀</text:span><text:span text:style-name="T234">k</text:span><text:span text:style-name="T235">∈</text:span><text:span text:style-name="T236">N</text:span><text:span text:style-name="T237">,<text:s/></text:span><text:span text:style-name="T238">k</text:span><text:span text:style-name="T239">≤</text:span><text:span text:style-name="T240">v<text:s/></text:span><text:span text:style-name="T241">∀</text:span><text:span text:style-name="T242"><text:s/></text:span><text:span text:style-name="T243">i,j∈</text:span><text:span text:style-name="T244">N</text:span><text:span text:style-name="T245">,<text:s/></text:span><text:span text:style-name="T246">i</text:span><text:span text:style-name="T247">≤</text:span><text:span text:style-name="T248">w, j</text:span><text:span text:style-name="T249">≤</text:span><text:span text:style-name="T250">w, i</text:span><text:span text:style-name="T251">≠j<text:s/></text:span><text:span text:style-name="T252">∃</text:span><text:span text:style-name="T253">l</text:span><text:span text:style-name="T254"><text:s/></text:span><text:span text:style-name="T255">∈</text:span><text:span text:style-name="T256">N</text:span><text:span text:style-name="T257">,<text:s/></text:span><text:span text:style-name="T258">l</text:span><text:span text:style-name="T259">≤</text:span><text:span text:style-name="T260">u</text:span><text:span text:style-name="T261"><text:s/>p</text:span><text:span text:style-name="T262">i</text:span><text:span text:style-name="T263"><text:s/>∈ P</text:span><text:span text:style-name="T264">l</text:span><text:span text:style-name="T265"><text:s/></text:span><text:span text:style-name="T266"><text:s/></text:span><text:span text:style-name="T267"><text:s/></text:span><text:span text:style-name="T268">(E</text:span><text:span text:style-name="T269">k</text:span><text:span text:style-name="T270">,p</text:span><text:span text:style-name="T271">i</text:span><text:span text:style-name="T272">)</text:span><text:span text:style-name="T273"><text:s/>⇒<text:s/></text:span></text:p>
      <text:p text:style-name="Legenda"><text:span text:style-name="T274">~</text:span><text:span text:style-name="T275">∃</text:span><text:span text:style-name="T276"><text:s/></text:span><text:span text:style-name="T277">j∈</text:span><text:span text:style-name="T278">N, j</text:span><text:span text:style-name="T279">≤</text:span><text:span text:style-name="T280">w</text:span><text:span text:style-name="T281"><text:s/>p</text:span><text:span text:style-name="T282">j<text:s/></text:span><text:span text:style-name="T283">∈ P</text:span><text:span text:style-name="T284">l</text:span><text:span text:style-name="T285"><text:s/>(E</text:span><text:span text:style-name="T286">k</text:span><text:span text:style-name="T287">,p</text:span><text:span text:style-name="T288">j</text:span><text:span text:style-name="T289">) <text:s/></text:span></text:p>
      <text:p text:style-name="Legenda"/>
      <text:p text:style-name="Legenda"><text:span text:style-name="T290">The solution to the problem is the result of a function, which minimizes the number of not assigned experts.</text:span></text:p>
      <text:p text:style-name="Legenda"><text:span text:style-name="T291">F(u,v,w,E,P) = min (#x : x</text:span><text:span text:style-name="T292">∈E</text:span><text:span text:style-name="T293"><text:s/></text:span><text:span text:style-name="T294">∧</text:span><text:span text:style-name="T295"> </text:span><text:span text:style-name="T296"><text:s/></text:span><text:span text:style-name="T297">x</text:span><text:span text:style-name="T298">∉</text:span><text:span text:style-name="T299">SP)</text:span></text:p>
      <text:p text:style-name="P300"/>
      <text:h text:style-name="P301" text:outline-level="1"><text:bookmark-start text:name="_Toc496172281"/><text:bookmark-start text:name="_Toc497749863"/>Solution in the form of a pseudo-code<text:bookmark-end text:name="_Toc496172281"/><text:bookmark-end text:name="_Toc497749863"/></text:h>
      <text:p text:style-name="P302"/>
      <text:p text:style-name="P303">Assignment - a class representing a tree structure consisting of every possible expert Assignment. Each Assignment has an expert with a specified project and feature he used in it (except for the root node).</text:p>
      <text:p text:style-name="P304"/>
      <text:p text:style-name="P305"><text:span text:style-name="T306">Run (<text:s/></text:span><text:span text:style-name="T307">Projects, Experts, featureCount)<text:s/></text:span><text:span text:style-name="T308">// main function</text:span></text:p>
      <text:p text:style-name="P309">{</text:p>
      <text:p text:style-name="P310"><text:span text:style-name="T311">projectSum = SumProjectVectors( Projects, featureCount</text:span><text:span text:style-name="T312">)</text:span><text:span text:style-name="T313">// vector holding the sum of all projects vectors.</text:span></text:p>
      <text:p text:style-name="P314">RecursiveAssign(usedExperts, Experts, Assignment, featureCount)<text:s/></text:p>
      <text:p text:style-name="P315">optimalPath = a.OptimalPath()</text:p>
      <text:p text:style-name="P316">usedExperts = FindUsedExperts(optimalPath)</text:p>
      <text:p text:style-name="P317">AssignExpertsToProjects(Projects, UsedExperts)</text:p>
      <text:p text:style-name="P318">}<text:s/></text:p>
      <text:p text:style-name="P319"/>
      <text:p text:style-name="P320"><text:span text:style-name="T321">RecursiveAssign(expertsUsed, Experts, Assignment, featureCount))<text:s/></text:span><text:span text:style-name="T322">//</text:span><text:span text:style-name="T323"><text:s/></text:span><text:span text:style-name="T324">usedExperts is the set of experts assigned to the projects, a is an Assignment, the function gene</text:span><text:span text:style-name="T325">rates tree structure held in Assignment and representing any possible combination of experts.</text:span></text:p>
      <text:p text:style-name="P326">{</text:p>
      <text:p text:style-name="P327"><text:tab/>expertsUsedCopy = expertsUsed;</text:p>
      <text:p text:style-name="P328"><text:tab/>for(i=0; i&lt;NumberOfExperts,i++)</text:p>
      <text:p text:style-name="P329"><text:tab/>{</text:p>
      <text:p text:style-name="P330"><text:tab/><text:tab/>if(!expertsUsed contains (Experts[i])</text:p>
      <text:p text:style-name="P331"><text:tab/><text:tab/><text:tab/>for(j=0; j&lt;featureCount; j++)</text:p>
      <text:p text:style-name="P332"><text:tab/><text:tab/><text:tab/>{</text:p>
      <text:p text:style-name="P333"><text:tab/><text:tab/><text:tab/><text:tab/>A =<text:s/>Assignment.add (expert[i]),k)</text:p>
      <text:p text:style-name="P334"><text:tab/><text:tab/><text:tab/><text:tab/>if( a!=NULL)</text:p>
      <text:p text:style-name="P335">{</text:p>
      <text:p text:style-name="P336"><text:tab/>expertsUsed.add(Experts[i])<text:tab/>RecursiveAssign(UsedExperts,Experts,A,featureCount)</text:p>
      <text:soft-page-break/>
      <text:p text:style-name="P337">}</text:p>
      <text:p text:style-name="P338"><text:tab/><text:tab/><text:tab/>}</text:p>
      <text:p text:style-name="P339"><text:tab/>}</text:p>
      <text:p text:style-name="P340">}</text:p>
      <text:p text:style-name="P341"/>
      <text:p text:style-name="P342"><text:span text:style-name="T343">FindUsedExperts(Assignment)<text:s/></text:span><text:span text:style-name="T344">// retrieving the experts from the tree structure in the reversed order in which they</text:span><text:span text:style-name="T345"><text:s/>were assigned.</text:span></text:p>
      <text:p text:style-name="P346">{</text:p>
      <text:p text:style-name="P347"><text:tab/>while(Assignment != null)</text:p>
      <text:p text:style-name="P348"><text:tab/>{</text:p>
      <text:p text:style-name="P349"><text:tab/><text:tab/>expertsUsed.Add(Assignment.expert)</text:p>
      <text:p text:style-name="P350"><text:tab/><text:tab/>Assignment=Assignment.parent;</text:p>
      <text:p text:style-name="P351"><text:tab/>}</text:p>
      <text:p text:style-name="P352"><text:tab/>Return expertsUsed;</text:p>
      <text:p text:style-name="P353">}</text:p>
      <text:p text:style-name="P354"/>
      <text:p text:style-name="P355"><text:span text:style-name="T356">AssignExpertsToProjects(Projects, expertsUsed)</text:span><text:span text:style-name="T357">//function that recreates the assignment of the experts to<text:s/></text:span><text:span text:style-name="T358">projects basing on the feature they were used with and the sequence.</text:span></text:p>
      <text:p text:style-name="P359">{</text:p>
      <text:p text:style-name="P360"><text:tab/>for(i=expertsUsedCount - 1; i &gt;= 0; i--)</text:p>
      <text:p text:style-name="P361"><text:tab/>{</text:p>
      <text:p text:style-name="P362"><text:tab/><text:tab/>for(j=0; j &lt; ProjectsCount; j++)</text:p>
      <text:p text:style-name="P363"><text:tab/><text:tab/>{</text:p>
      <text:p text:style-name="P364"><text:tab/><text:tab/><text:tab/>if(Projects[j][ExpertsUsed[i].featureUsed&gt;0)</text:p>
      <text:p text:style-name="P365"><text:tab/><text:tab/><text:tab/>{</text:p>
      <text:p text:style-name="P366"><text:tab/><text:tab/><text:tab/><text:tab/>Projects[j][ExpertsUsed[i].featureUsed--;</text:p>
      <text:p text:style-name="P367"><text:tab/><text:tab/><text:tab/><text:tab/>UsedExperts[i].AssignedProject = project[j];</text:p>
      <text:p text:style-name="P368"><text:tab/><text:tab/><text:tab/><text:tab/>break;</text:p>
      <text:p text:style-name="P369"><text:tab/><text:tab/><text:tab/>}</text:p>
      <text:p text:style-name="P370"><text:tab/><text:tab/>}</text:p>
      <text:p text:style-name="P371"><text:tab/>}</text:p>
      <text:p text:style-name="P372">}</text:p>
      <text:p text:style-name="P373"/>
      <text:p text:style-name="P374"><text:span text:style-name="T375">Assignment.Add(Expert, indexFeature)</text:span><text:span text:style-name="T376">//Adding additional assignments to the parent node in order to fulfil the features needed by the projects</text:span></text:p>
      <text:p text:style-name="P377">{</text:p>
      <text:p text:style-name="P378"><text:tab/>if(projectSum[indexFeature]&gt;0)</text:p>
      <text:p text:style-name="P379"><text:tab/>{</text:p>
      <text:p text:style-name="P380"><text:tab/><text:tab/>Expert.featureUsed = indexFeature;</text:p>
      <text:p text:style-name="P381"><text:tab/><text:tab/>Assignment = new Assignment(projectSum)</text:p>
      <text:p text:style-name="P382">Assignment.Expert = Expert;</text:p>
      <text:p text:style-name="P383"><text:tab/><text:tab/>Assignment.projectSum[indexFeature]--;</text:p>
      <text:p text:style-name="P384"><text:tab/><text:tab/>this.AssignmentList.Add(Assignment);</text:p>
      <text:p text:style-name="P385"><text:tab/><text:tab/>Assignment.parent = this;</text:p>
      <text:p text:style-name="P386"><text:tab/><text:tab/>Return Assignment;</text:p>
      <text:p text:style-name="P387">}</text:p>
      <text:p text:style-name="P388">Return Null;</text:p>
      <text:p text:style-name="P389">}</text:p>
      <text:p text:style-name="P390"/>
      <text:p text:style-name="P391"><text:span text:style-name="T392">Assignment.OptimalPath()</text:span><text:span text:style-name="T393">//</text:span><text:span text:style-name="T394"><text:s/></text:span><text:span text:style-name="T395">the initial call for the RecursiveLongestPath function</text:span></text:p>
      <text:p text:style-name="P396">{</text:p>
      <text:p text:style-name="P397"><text:tab/>maxPathLength = 0</text:p>
      <text:p text:style-name="P398">pathLength = 0</text:p>
      <text:soft-page-break/>
      <text:p text:style-name="P399">Assignment = RecursiveLongestPath(maxPathLength, pathLength, this);</text:p>
      <text:p text:style-name="P400"><text:s text:c="4"/><text:tab/>return Assignment ;</text:p>
      <text:p text:style-name="P401"/>
      <text:p text:style-name="P402">}</text:p>
      <text:p text:style-name="P403"/>
      <text:p text:style-name="P404"><text:span text:style-name="T405">RecursiveLongestPath(maxPathLength, pathL</text:span><text:span text:style-name="T406">ength, currentAssignemnt)<text:s/></text:span><text:span text:style-name="T407">// finds the longest path to be created from the root node of an Assignment – finding the solution in which the most experts are used.</text:span></text:p>
      <text:p text:style-name="P408">{</text:p>
      <text:p text:style-name="P409">pathLength++;</text:p>
      <text:p text:style-name="P410">Assignment = null;</text:p>
      <text:p text:style-name="P411">if(current.AssignmentList.Count == 0)</text:p>
      <text:p text:style-name="P412">{</text:p>
      <text:p text:style-name="P413">if (pathLength &gt; maxPathLength)</text:p>
      <text:p text:style-name="P414">{</text:p>
      <text:p text:style-name="P415">maxPathLength = pathLength;</text:p>
      <text:p text:style-name="P416">return current;</text:p>
      <text:p text:style-name="P417">}</text:p>
      <text:p text:style-name="P418">}</text:p>
      <text:p text:style-name="P419">foreach(child in Current.AssignmentList)</text:p>
      <text:p text:style-name="P420">{</text:p>
      <text:p text:style-name="P421">Assignment ret = RecursiveLongestPath(ref maxPathLength, pathLength, child);</text:p>
      <text:p text:style-name="P422">if (ret != null)</text:p>
      <text:p text:style-name="P423">Assignment= ret;</text:p>
      <text:p text:style-name="P424">}</text:p>
      <text:p text:style-name="P425">return Assignment;</text:p>
      <text:p text:style-name="P426">}</text:p>
      <text:p text:style-name="P427"/>
      <text:p text:style-name="P428"/>
      <text:p text:style-name="P429"/>
      <text:h text:style-name="P430" text:outline-level="1"><text:bookmark-start text:name="_Toc497749864"/>Proof of correctness of an algorithm<text:bookmark-end text:name="_Toc497749864"/></text:h>
      <text:p text:style-name="P431"/>
      <text:p text:style-name="P432"/>
      <text:p text:style-name="P433"/>
      <text:h text:style-name="P434" text:outline-level="1"><text:bookmark-start text:name="_Toc497749865"/>Analysis of the complexity of an algorithm<text:bookmark-end text:name="_Toc497749865"/></text:h>
      <text:p text:style-name="P435"/>
      <text:p text:style-name="P4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ormalny" style:display-name="Normalny" style:family="paragraph">
      <style:paragraph-properties fo:margin-bottom="0.1388in" fo:line-height="115%"/>
      <style:text-properties style:font-name-asian="SimSun" style:font-name-complex="Calibri" fo:language="pl" fo:country="PL" fo:hyphenate="false"/>
    </style:style>
    <style:style style:name="Domyślnaczcionkaakapitu" style:display-name="Domyślna czcionka akapitu" style:family="text"/>
    <style:style style:name="Heading1Char" style:display-name="Heading 1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language="pl" fo:country="PL"/>
    </style:style>
    <style:style style:name="Heading2Char" style:display-name="Heading 2 Char" style:family="text" style:parent-style-name="Domyślnaczcionkaakapitu"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language="pl" fo:country="PL"/>
    </style:style>
    <style:style style:name="Heading3Char" style:display-name="Heading 3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5B9BD5" fo:language="pl" fo:country="PL"/>
    </style:style>
    <style:style style:name="Heading4Char" style:display-name="Heading 4 Char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language="pl" fo:country="PL"/>
    </style:style>
    <style:style style:name="Heading5Char" style:display-name="Heading 5 Char" style:family="text" style:parent-style-name="Domyślnaczcionkaakapitu">
      <style:text-properties style:font-name="Calibri Light" style:font-name-asian="Times New Roman" style:font-name-complex="Times New Roman" fo:color="#1F4D78" fo:language="pl" fo:country="PL"/>
    </style:style>
    <style:style style:name="Heading6Char" style:display-name="Heading 6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1F4D78" fo:language="pl" fo:country="PL"/>
    </style:style>
    <style:style style:name="Heading7Char" style:display-name="Heading 7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language="pl" fo:country="PL"/>
    </style:style>
    <style:style style:name="Heading8Char" style:display-name="Heading 8 Char" style:family="text" style:parent-style-name="Domyślnaczcionkaakapitu">
      <style:text-properties style:font-name="Calibri Light" style:font-name-asian="Times New Roman" style:font-name-complex="Times New Roman" fo:color="#404040" fo:font-size="10pt" style:font-size-asian="10pt" style:font-size-complex="10pt" fo:language="pl" fo:country="PL"/>
    </style:style>
    <style:style style:name="Heading9Char" style:display-name="Heading 9 Char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language="pl" fo:country="PL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egenda" style:display-name="Legenda" style:family="paragraph" style:parent-style-name="Normalny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 fo:hyphenate="false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font-size="10pt" style:font-size-asian="10pt" style:font-size-complex="12pt" fo:language="en" fo:country="US" fo:hyphenate="false"/>
    </style:style>
    <style:style style:name="Nagłówek1Znak" style:display-name="Nagłówek 1 Znak" style:family="text" style:parent-style-name="Domyślnaczcionkaakapitu">
      <style:text-properties style:font-name="Arial" style:font-name-complex="Arial" fo:font-weight="bold" style:font-weight-asian="bold" style:font-weight-complex="bold" fo:color="#365F91" fo:font-size="14pt" style:font-size-asian="14pt" style:font-size-complex="14pt"/>
    </style:style>
    <style:style style:name="Nagłówek11" style:display-name="Nagłówek 11" style:family="paragraph" style:parent-style-name="Normalny" style:list-style-name="LFO2" style:default-outline-level="1">
      <style:paragraph-properties fo:keep-with-next="always" fo:keep-together="always" fo:margin-top="0.3333in" fo:margin-bottom="0in"/>
      <style:text-properties style:font-name="Arial" style:font-name-asian="Calibri" style:font-name-complex="Arial" fo:font-weight="bold" style:font-weight-asian="bold" style:font-weight-complex="bold" fo:color="#365F91" fo:font-size="14pt" style:font-size-asian="14pt" style:font-size-complex="14pt" fo:language="en" fo:country="GB" fo:hyphenate="false"/>
    </style:style>
    <style:style style:name="Spistreści11" style:display-name="Spis treści 11" style:family="paragraph" style:parent-style-name="Normalny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Łączeindeksu" style:display-name="Łącze indeksu" style:family="text"/>
    <style:style style:name="mi" style:display-name="mi" style:family="text" style:parent-style-name="Domyślnaczcionkaakapitu"/>
    <style:style style:name="mo" style:display-name="mo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apple-tab-span" style:display-name="apple-tab-span" style:family="text" style:parent-style-name="Domyślnaczcionkaakapitu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use-window-font-color="true"/>
    </style:style>
    <text:list-style style:name="LFO2" style:display-name="LFO2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yna Slawinska</meta:initial-creator>
    <dc:creator>Martyna Slawinska</dc:creator>
    <meta:creation-date>2017-11-02T19:06:00Z</meta:creation-date>
    <dc:date>2017-11-06T15:57:00Z</dc:date>
    <meta:template xlink:href="Normal" xlink:type="simple"/>
    <meta:editing-cycles>4</meta:editing-cycles>
    <meta:editing-duration>PT60660S</meta:editing-duration>
    <meta:document-statistic meta:page-count="6" meta:paragraph-count="12" meta:word-count="927" meta:character-count="6204" meta:row-count="44" meta:non-whitespace-character-count="5289"/>
  </office:meta>
</office:document-meta>
</file>